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1c89" officeooo:paragraph-rsid="0019be41"/>
    </style:style>
    <style:style style:name="P2" style:family="paragraph" style:parent-style-name="Text_20_body">
      <style:text-properties officeooo:rsid="00191390" officeooo:paragraph-rsid="0019be41"/>
    </style:style>
    <style:style style:name="P3" style:family="paragraph" style:parent-style-name="Text_20_body">
      <style:text-properties fo:color="#0000ff"/>
    </style:style>
    <style:style style:name="P4" style:family="paragraph" style:parent-style-name="Text_20_body">
      <style:text-properties fo:color="#00ff66" officeooo:rsid="001a1c89" officeooo:paragraph-rsid="0019be41" fo:background-color="#000000"/>
    </style:style>
    <style:style style:name="P5" style:family="paragraph" style:parent-style-name="Text_20_body">
      <style:text-properties officeooo:paragraph-rsid="0019be41"/>
    </style:style>
    <style:style style:name="P6" style:family="paragraph" style:parent-style-name="Text_20_body">
      <style:text-properties fo:color="#ffffff" fo:font-weight="bold" fo:background-color="#0000ff" style:font-weight-asian="bold" style:font-weight-complex="bold"/>
    </style:style>
    <style:style style:name="P7" style:family="paragraph" style:parent-style-name="Text_20_body">
      <style:text-properties fo:font-weight="bold" fo:background-color="#0000ff" style:font-weight-asian="bold"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text-properties fo:color="#ffffff" fo:font-weight="bold" fo:background-color="#3333ff" style:font-weight-asian="bold" style:font-weight-complex="bold"/>
    </style:style>
    <style:style style:name="P11" style:family="paragraph" style:parent-style-name="Text_20_body">
      <style:text-properties fo:color="#ffffff" fo:font-weight="bold" fo:background-color="#0000ff"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style:use-window-font-color="true" fo:font-weight="bold" fo:background-color="#0000ff" style:font-weight-asian="bold" style:font-weight-complex="bold"/>
    </style:style>
    <style:style style:name="P14" style:family="paragraph" style:parent-style-name="Text_20_body">
      <style:text-properties fo:color="#ff3333"/>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paragraph-rsid="0019be41"/>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fo:color="#801900"/>
    </style:style>
    <style:style style:name="P19" style:family="paragraph" style:parent-style-name="Text_20_body" style:list-style-name="L1">
      <style:paragraph-properties fo:margin-top="0in" fo:margin-bottom="0in" style:contextual-spacing="false"/>
      <style:text-properties fo:color="#990000"/>
    </style:style>
    <style:style style:name="T1" style:family="text">
      <style:text-properties fo:color="#00ff66" fo:background-color="#000000" loext:char-shading-value="0"/>
    </style:style>
    <style:style style:name="T2" style:family="text">
      <style:text-properties fo:color="#00ff66" officeooo:rsid="001dbf77" fo:background-color="#000000" loext:char-shading-value="0"/>
    </style:style>
    <style:style style:name="T3" style:family="text">
      <style:text-properties fo:color="#00ff66" officeooo:rsid="001e1903" fo:background-color="#000000" loext:char-shading-value="0"/>
    </style:style>
    <style:style style:name="T4" style:family="text">
      <style:text-properties fo:color="#00ff66" officeooo:rsid="001f32b2" fo:background-color="#000000" loext:char-shading-value="0"/>
    </style:style>
    <style:style style:name="T5" style:family="text">
      <style:text-properties fo:color="#00ff66" officeooo:rsid="00233efd" fo:background-color="#000000" loext:char-shading-value="0"/>
    </style:style>
    <style:style style:name="T6" style:family="text">
      <style:text-properties fo:color="#00ff66" officeooo:rsid="00233efd"/>
    </style:style>
    <style:style style:name="T7" style:family="text">
      <style:text-properties fo:color="#ff0000"/>
    </style:style>
    <style:style style:name="T8" style:family="text">
      <style:text-properties fo:color="#ff0000" fo:background-color="#ffff66" loext:char-shading-value="0"/>
    </style:style>
    <style:style style:name="T9" style:family="text">
      <style:text-properties fo:color="#ff0000" fo:background-color="#ffff00" loext:char-shading-value="0"/>
    </style:style>
    <style:style style:name="T10" style:family="text">
      <style:text-properties fo:color="#ff0000" fo:background-color="#ff0000" loext:char-shading-value="0"/>
    </style:style>
    <style:style style:name="T11" style:family="text">
      <style:text-properties fo:color="#0000ff"/>
    </style:style>
    <style:style style:name="T12" style:family="text">
      <style:text-properties fo:color="#00cc00" fo:background-color="#000000" loext:char-shading-value="0"/>
    </style:style>
    <style:style style:name="T13" style:family="text">
      <style:text-properties fo:color="#00cc00" officeooo:rsid="0024942b" fo:background-color="#000000" loext:char-shading-value="0"/>
    </style:style>
    <style:style style:name="T14" style:family="text">
      <style:text-properties fo:color="#3333ff"/>
    </style:style>
    <style:style style:name="T15" style:family="text">
      <style:text-properties officeooo:rsid="001dbf77"/>
    </style:style>
    <style:style style:name="T16" style:family="text">
      <style:text-properties fo:color="#ff0066" fo:background-color="#ffff00" loext:char-shading-value="0"/>
    </style:style>
    <style:style style:name="T17" style:family="text">
      <style:text-properties fo:color="#ff3333"/>
    </style:style>
    <style:style style:name="T18" style:family="text">
      <style:text-properties fo:color="#ff3333" fo:background-color="#ffff00" loext:char-shading-value="0"/>
    </style:style>
    <style:style style:name="T19" style:family="text">
      <style:text-properties officeooo:rsid="001aa3ae"/>
    </style:style>
    <style:style style:name="T20" style:family="text">
      <style:text-properties fo:color="#66ff00" officeooo:rsid="0024942b" fo:background-color="#000000" loext:char-shading-value="0"/>
    </style:style>
    <style:style style:name="T21" style:family="text">
      <style:text-properties officeooo:rsid="001e1903"/>
    </style:style>
    <style:style style:name="T22" style:family="text">
      <style:text-properties officeooo:rsid="001f32b2"/>
    </style:style>
    <style:style style:name="T23" style:family="text">
      <style:text-properties fo:background-color="#ffff00" loext:char-shading-value="0"/>
    </style:style>
    <style:style style:name="T24" style:family="text">
      <style:text-properties fo:color="#990000"/>
    </style:style>
    <style:style style:name="T25" style:family="text">
      <style:text-properties officeooo:rsid="00233efd"/>
    </style:style>
    <style:style style:name="T26" style:family="text">
      <style:text-properties fo:color="#ffff00" fo:background-color="#ffff00" loext:char-shading-value="0"/>
    </style:style>
    <style:style style:name="T27" style:family="text">
      <style:text-properties fo:color="#ffff00" fo:background-color="#ff0000" loext:char-shading-value="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2"><text:span text:style-name="T7">XYZ</text:span> – No comprehensió (important)</text:p>
        <text:p text:style-name="P2"><text:span text:style-name="T11">XYZ</text:span> – No comprehensió (ometre?)</text:p>
        <text:p text:style-name="P2"><text:span text:style-name="T8">XYZ</text:span> – Buscar informació</text:p>
        <text:p text:style-name="P1"><text:span text:style-name="T1">XYZ </text:span>– Comentaris propis</text:p>
        <text:h text:style-name="Heading_20_2" text:outline-level="2"/>
        <text:h text:style-name="Heading_20_2" text:outline-level="2"><text:bookmark text:name="h.2jozv45379xw"/>Background: syslog</text:h>
        <text:p text:style-name="Text_20_body">An important component of every Unix system for a long time has been the syslog daemon. During our long history multiple implementations have been used in the various Linux distributions for this job, but in essence they all implemented a very similar logic and used nearly identical file formats on disk.</text:p>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 These properties are passed in from the client, not verified and usually stored away as-is. Most of these fields are optional, and the precise syntax is varying wildly in the various implementations. An internet RFC eventually tried to formalize and improve the message format a bit, however the most important implementations (such as glibc’s syslog() call) make little use of these improvements.</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Syslog has been around for ~30 years, due to its simplicity and ubiquitousness it is an invaluable tool for administrators. However, the number of limitations are substantial, and over time they have started to be serious problems:</text:p>
        <text:list xml:id="list5771703799570976725" text:style-name="L1">
          <text:list-item>
            <text:p text:style-name="P15">The message data is generally not authenticated, every local process can claim to be Apache under PID 4711, and syslog will believe that and store it on disk.</text:p>
          </text:list-item>
          <text:list-item>
            <text:p text:style-name="P15">The data logged is very free-form. Automated log-analyzers need to parse human language strings to a) identify message types, and b) parse parameters from them. This results in regex horrors, and a steady need to play catch-up with upstream developers who might tweak the human language log strings in new versions of their software. Effectively, in a away, in order not to break user-applied regular expressions all log messages become ABI of the software generating them, which is usually not intended by the developer.</text:p>
          </text:list-item>
          <text:list-item>
            <text:p text:style-name="P15">The timestamps generally do not carry timezone information, even though some newer specifications define support for it.</text:p>
          </text:list-item>
          <text:list-item>
            <text:p text:style-name="P15">Syslog is only one of many log systems on local machines. Separate logs are kept for utmp/wtmp, lastlog, audit, kernel logs, firmware logs, and a multitude of application-specific log formats. This is not only unnecessarily complex, but also hides the relation between the log entries in the various subsystems.</text:p>
          </text:list-item>
          <text:list-item>
            <text:p text:style-name="P15">Reading log files is simple but very inefficient. Many key log operations have a complexity of O(n). Indexing is generally not available.</text:p>
          </text:list-item>
          <text:list-item>
            <text:p text:style-name="P15">The syslog network protocol is very simple, but also very limited. Since it generally supports only a push transfer model, and does not employ store-and-forward, problems such as <text:soft-page-break/>Thundering Herd or packet loss severely hamper its use.</text:p>
          </text:list-item>
          <text:list-item>
            <text:p text:style-name="P15">Log files are easily manipulable by attackers, providing easy ways to hide attack information from the administrator</text:p>
          </text:list-item>
          <text:list-item>
            <text:p text:style-name="P15">Access control is non-existent. Unless manually scripted by the administrator a user either gets full access to the log files, or no access at all.</text:p>
          </text:list-item>
          <text:list-item>
            <text:p text:style-name="P16">The meta data stored for log entries is limited, and <text:span text:style-name="T24">lacking key bits of information, such as service name, audit session or monotonic timestamps.</text:span></text:p>
          </text:list-item>
          <text:list-item>
            <text:p text:style-name="P15">Automatic rotation of log files is available, but less than ideal in most implementations:<text:span text:style-name="T24"> instead of watching disk usage continuously to enforce disk usage limits rotation is only attempted in fixed time intervals, thus leaving the door open to many DoS attacks.</text:span></text:p>
          </text:list-item>
          <text:list-item>
            <text:p text:style-name="P19">Rate limiting is available in some implementations, however, generally does not take the disk usage or service assignment into account, which is highly advisable.</text:p>
          </text:list-item>
          <text:list-item>
            <text:p text:style-name="P19">Compression in the log structure on disk is generally available but usually only as effect of rotation and has a negative effect on the already bad complexity behaviour of many key log operations. <text:span text:style-name="T5">(es poden comprimir logs com a conseqüència de la rotació, però pot ser dolent)</text:span></text:p>
          </text:list-item>
          <text:list-item>
            <text:p text:style-name="P15">Classic Syslog traditionally is not useful to handle early boot or late shutdown logging, even though recent improvements (for example in systemd) made this work.</text:p>
          </text:list-item>
          <text:list-item>
            <text:p text:style-name="P8">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 In addition, due to the limitations of syslog, at this point in time users frequently have to rely on closed source components to make sense of the gathered logging data, and make access to it efficient.</text:p>
        <text:p text:style-name="Text_20_body">Logging is a crucial part of service management. On Unix, most running services connect to syslog to write log messages. In systemd, we built logging into the very core of service management: since Fedora 16 all services started are automatically connected to syslog with their standard output and error output. Regardless whether a service is started at early boot or during normal operation, its output ends up in the system logs. <text:span text:style-name="T14">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During the development of systemd the limitations of syslog became more and more apparent to us. For example: o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7">decompressing</text:span> them on-the-fly) is required, and the data stored might be manipulated, and cannot easily (and without races) be mapped to the systemd service name and runtime.</text:p>
        <text:p text:style-name="Text_20_body">To reduce all this to a few words: traditional syslog, after its long history of ~30 years has grown into a very powerful tool which suffers by a number of severe limitations. </text:p>
        <text:p text:style-name="Text_20_body">Now, what can we do to improve the situation?</text:p>
        <text:h text:style-name="Heading_20_2" text:outline-level="2"><text:bookmark text:name="h.qrkg5b24styt"/>The Journal</text:h>
        <text:p text:style-name="Text_20_body">You probably already guessed it from the explanations in the section above: What we have been working on is a new solution for the logging problem, fixing the issues pointed out above and adding a couple of new features on top: the Journal.</text:p>
        <text:p text:style-name="Text_20_body"><text:soft-page-break/>Of course, when designing a new core component of the OS like this, a few design goals should be very clear:</text:p>
        <text:list xml:id="list4648719347616431122" text:style-name="L2">
          <text:list-item>
            <text:p text:style-name="P17">Simplicity: little code with few dependencies and minimal waste<text:span text:style-name="T7"> through abstraction.</text:span></text:p>
          </text:list-item>
          <text:list-item>
            <text:p text:style-name="P17">Zero Maintenance: logging is crucial functionality to debug and monitor systems, as such it should not be a problem source of its own, and work as well as it can even in dire 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7">Robustness: data files generated by the journal should be directly accessible to administrators and be useful when copied to different hosts with tools like “scp” or “rsync”. Incomplete copies should be processed gracefully. <text:span text:style-name="T14">Journal file browsing clients should work without the journal daemon being around.</text:span></text:p>
          </text:list-item>
          <text:list-item>
            <text:p text:style-name="P17">Portable: <text:span text:style-name="T7">journal files should be usable across the full range of Linux systems, regardless which CPU or endianess is used. Journal files generated on an embedded ARM system should be viewable on an x86 desktop, as if it had been generated locally.</text:span></text:p>
          </text:list-item>
          <text:list-item>
            <text:p text:style-name="P17">Performance: journal operations for appending and browsing should be fast in terms of complexity. O(log n) or better <text:span text:style-name="T14">is highly advisable, in order to provide for organization-wide log monitoring with good performance</text:span></text:p>
          </text:list-item>
          <text:list-item>
            <text:p text:style-name="P17">Integration: the journal should be closely integrated with the rest of the system, so that logging is so basic for a service,<text:span text:style-name="T14"> that it would need to opt-out of it in order to avoid it. Logging is a core responsibility for a service manager</text:span>, and it should be integrated with it reflecting that.</text:p>
          </text:list-item>
          <text:list-item>
            <text:p text:style-name="P17">Minimal Footprint: journal data files should be small in disk size, especially in the light that the amount of data generated might be substantially bigger than on classic syslog.</text:p>
          </text:list-item>
          <text:list-item>
            <text:p text:style-name="P17">General Purpose Event Storage: the journal should be useful to store any kind of journal entry, <text:span text:style-name="T7">regardless of its format, its meta data or size.</text:span></text:p>
          </text:list-item>
          <text:list-item>
            <text:p text:style-name="P17">Unification: the numerous different logging technologies should be unified so that all loggable events end up in the same data store, so that global context of the journal entries is stored and available later. e.g. a firmware entry is often followed by a kernel entry, and ultimately a userspace entry. It is key that the relation between the three is not lost when stored on disk.</text:p>
          </text:list-item>
          <text:list-item>
            <text:p text:style-name="P17">Base for Higher Level Tools: the journal should provide a generally useful API which can be used by health monitors, recovery tools, crash report generators and other higher level tools to access the logged journal data.</text:p>
          </text:list-item>
          <text:list-item>
            <text:p text:style-name="P18">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text:p>
          </text:list-item>
          <text:list-item>
            <text:p text:style-name="P18">Universality: as a basic building block of the OS the journal should be universal enough and extensible to cater for application-specific needs. The format needs to be extensible, and APIs need to be available.</text:p>
          </text:list-item>
          <text:list-item>
            <text:p text:style-name="P18">Clustering &amp; Network: Today computers seldom work in isolation. It is crucial that logging caters for that and journal files and utilities are from the ground on developed to support big multi-host installations.</text:p>
          </text:list-item>
          <text:list-item>
            <text:p text:style-name="P9">Security: Journal files should be authenticated to make undetected manipulation impossible.</text:p>
          </text:list-item>
        </text:list>
        <text:p text:style-name="Text_20_body">So much about the design goals, here’s an high-level technical overview of what we came up with to implement all this and how the new system works:</text:p>
        <text:p text:style-name="P3"><text:soft-page-break/>Inspired by udev events, j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text:p>
        <text:p text:style-name="Text_20_body">Applications and services may generate entries in the journal by passing entry fields to systemd’s journald service. This service will augment the entry with a number of<text:span text:style-name="T7"> </text:span><text:span text:style-name="T9">meta fields</text:span>. The values of these trusted fields are determined by the journal service itself and cannot be faked by the client side. <text:span text:style-name="T7">In case hardware and kernel devices are involved, the journal service will augment the log entry with the currently available device information from the </text:span><text:span text:style-name="T9">udev</text:span><text:span text:style-name="T7"> database, which stores all known device names and </text:span><text:span text:style-name="T9">symlinks</text:span><text:span text:style-name="T7">, and other associated device data in the journal entry.</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_MACHINE_ID=c686f3b205dd48e0b43ceb6eda479721</text:p>
        <text:p text:style-name="Text_20_body">_HOSTNAME=waldi</text:p>
        <text:p text:style-name="Text_20_body">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928736822000&amp;usg=AFQjCNEJHOcb1Zex1l8G-kRANeeLZmnYdQ">https://docs.google.com/document/pub?id=1MqQpm-ey8yVDPY8QVL155pvivay3Ut09dKxeVyNCrp8</text:a></text:p>
        <text:p text:style-name="P4">(journal_fields.html descarregat)</text:p>
        <text:p text:style-name="P5">The native journal file format is inspired by classic log files as well as git repositories. <text:span text:style-name="T7">It is designed in </text:span><text:soft-page-break/><text:span text:style-name="T7">a way that log data is only attached at the end</text:span> <text:span text:style-name="T13">(on vulguis que vagi, localment o no)</text:span>(in order to ensure robustness and atomicity with mmap()-based access),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he net effect is that even though substantially more meta data is logged by the journal than by classic syslog the disk footprint does not immediately reflect that.</text:p>
        <text:p text:style-name="Text_20_body">The on disk format uses exclusively 64bit LE (little endian) offsets, in order to simplify things and ensure we can store blob data of substantial sizes. No synchronization between log browser tools and journald is necessary, clients which want to browse the journal files can simply mmap() the journal files and use file change notifications for information about updates.</text:p>
        <text:p text:style-name="P5">A client library to allow access to the journal files is available, which enables indexed access to entries via any field, and with random access via <text:span text:style-name="T9">monotonic</text:span> or <text:span text:style-name="T9">wallclock timestamps</text:span>. The client library automatically coalesces multiple journal files so that they appear as a single unified stream of journal entries. This is used to hide <text:span text:style-name="T15">(</text:span><text:span text:style-name="T2">amagar</text:span><text:span text:style-name="T15">)</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text:a xlink:type="simple" xlink:href="https://www.google.com/url?q=http://cgit.freedesktop.org/systemd/tree/src/journal/sd-journal.h?h%3Djournal&amp;sa=D&amp;ust=1461928736824000&amp;usg=AFQjCNHzxzQxRZCB9MgWzkJuvJCkURqWjg">http://cgit.freedesktop.org/systemd/tree/src/journal/sd-journal.h?h=journal</text:a></text:p>
        <text:p text:style-name="P5">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11">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span text:style-name="T12"> </text:span><text:span text:style-name="T13">(usuaris poden veure x logs, com els propis, però els d'altres)</text:span></text:p>
        <text:p text:style-name="P5">One of the core ideas of the journal is to unify the various logging technologies we currently have. As such it should be useful as replacement for wtmp, early boot loggers and even the audit logging backend. Data can be generated from a variety of sources: kernel messages generated with printk(), userspace messages generated with syslog(3), userspace entries using the native API, coredumps via /proc/proc/sys/kernel/core_pattern and more.<text:span text:style-name="T11">Later on we hope to hook up firmware messages (UEFI logs) and extend kernel based logging to support in-kernel structured logging. Since all fields are implicitly indexed in the journal data structure it is a relatively cheap operation to extract user data like from wtmp from the journal</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5">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It is a good idea to use IDs for <text:soft-page-break/>this which are compatible with RFC4122 UUID of type 4, however this is not strictly required and not enforced. This is designed to be compatible with other logging systems which use UUIDs to identify message types, such as the UEFI firmware logs. Consider these 128bit IDs global error codes, that due to their randomized nature need no central standardization entity that assigns numeric IDs to specific message types. Assigning message IDs is entirely optional, and we expect that only a minority of journal entries will carry them, i.e. only those which need to be recognisable by userspace. If a developer needs a new 128bit ID to assign to a new message type he introduced, all he needs to do is run “cat /proc/sys/kernel/random/uuid” which returns a new UUID on each invocation. The 128bit IDs can also be used to implement localized message <text:span text:style-name="T16">UIs</text:span>, which look up messages in a language catalog and present the translated message to the user, entirely in the UI tool.</text:p>
        <text:p text:style-name="Text_20_body">All entries are implicitly timestamped with the realtime (i.e. wallclock) and monotonic clock. To make the monotonic timestamps useful all messages also carry the boot ID of the running Linux kernel (i.e. /proc/sys/kernel/random/boot_id). The accuracy is 1usec, and the wallclock is stored in usec since the epoch UTC in order to avoid the timezone problems syslog is suffering by.</text:p>
        <text:p text:style-name="P5">Journal files can be rotated, deleted, copied to other machines, merged, or otherwise manipulated. In order to ensure that applications, synchronization tools and network services can reliably identify entries <text:span text:style-name="T17">all journal entries can be identified by a cursor string </text:span><text:span text:style-name="T20">(string index)</text:span> Such a string identifies a specific message and stays stable even when an entry is lost or not available, and then can be used to locate the next closest entry.</text:p>
        <text:p text:style-name="Text_20_body"><text:span text:style-name="T19">J</text:span>ournald automatically rotates journal files if they grow above certain limits. This is built right into the disk space allocation logic, in order to avoid vulnerability windows due to <text:span text:style-name="T17">purely time-based rotation.</text:spa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client tool will then transparently merge these files, interleaving them as necessary. In a later version we plan to extend the journal minimally to support live remote logging, in both PUSH and PULL 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 <text:span text:style-name="T21">(</text:span><text:span text:style-name="T3">mirar com monitoritzar journal</text:span><text:span text:style-name="T21">)</text:span></text:p>
        <text:p text:style-name="Text_20_body">The Internet is a dangerous place. <text:span text:style-name="T17">Break-ins on high-profile</text:span> <text:span text:style-name="T22">(</text:span><text:span text:style-name="T4">punts de tall en fitxers html (instrusions en webs importants)</text:span><text:span text:style-name="T22">) </text:span>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text:soft-page-break/>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P6">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Software, so you can do with the code whatever suits you. Finally, you are actually wrong in believing that systemd was an abomination.</text:p>
        <text:p text:style-name="P7">Does running the journal break rsyslog/syslog-ng?</text:p>
        <text:p text:style-name="Text_20_body">No, it doesn’t. You may run rsyslog or syslog-ng <text:span text:style-name="T9">side-by-side</text:span> with journald, and syslog messages will end up in both rsyslog/syslog-ng and the journal. However, the journal will store a lot of meta data along with the syslog messages that plain syslog won’t.</text:p>
        <text:p text:style-name="P7">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P10">Why doesn’t the journal generate traditional log files?</text:p>
        <text:p text:style-name="Text_20_body"><text:soft-page-break/>Well, for starters, traditional log files are not indexed, and many key operations very slow with a complexity of O(n). The native journal file format allows O(log(n)) complexity or better for all important operations. For more reasons, refer to the sections above.</text:p>
        <text:p text:style-name="P10">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P10">I am using systemd on an embedded system and am not interested in persistent logging, can I opt out of the journal?</text:p>
        <text:p text:style-name="P12">No you can’t really. However, what you can do is tell systemd that you don’t want <text:span text:style-name="T23">persistent logging</text:span>,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P13">UUIDs are broken, everybody knows that. Why are you using UUIDs to identify messages?</text:p>
        <text:p text:style-name="Text_20_body">Well, it is true that the UUID specification is baroque and needlessly complex. Due to that we recommend sticking to UUID Type 4 and ignoring the rest of RFC 4122. UUIDs actually have a long successful history on Linux. For example, all distributions by default mount file systems exclusively by their file system UUIDs.</text:p>
        <text:p text:style-name="P13">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P6">But if I introduce a UUID for a message type in my code and somebody uses this code as a template for some new work then the journal breaks.</text:p>
        <text:p text:style-name="P14"><text:span text:style-name="T24">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which driver. </text:span>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text:span text:style-name="T18">ABI</text:span>, and turning human language into ABI is fatal. Effectively, little is gained over the classic regex log matching at a very steep price of <text:soft-page-break/>making all log messages ABI. <text:span text:style-name="T18">OTOH</text:span> messages IDs can stay unaltered when their human languages strings are altered, thus neatly separating ABI from the human language. </text:p>
        <text:p text:style-name="P10">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P10">Who would organize and manage the UUID namespace and generate UUIDs? Seriously, we don’t need more bureaucracy people will only ignore!</text:p>
        <text:p text:style-name="P12">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P10">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P10">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P10">But ASN.1 OIDs would make great message type identifiers!</text:p>
        <text:p text:style-name="Text_20_body">Dude, seriously?</text:p>
        <text:p text:style-name="P10">Now I have an even better idea, what about using URLs as message type IDs?</text:p>
        <text:p text:style-name="Text_20_body">Well, they offer little advantage over reverse domain name notation, don’t they?</text:p>
        <text:p text:style-name="P10">But guys, really. If you always generate a UUID on each entry that is generated my entire entropy pool will always be drained!</text:p>
        <text:p text:style-name="Text_20_body">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P10">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text:soft-page-break/>anybody to do anything anyway. </text:p>
        <text:p text:style-name="P10">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P10">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P10">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P10">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text:soft-page-break/>History:</text:p>
        <text:p text:style-name="Text_20_body">2011-11-18 release</text:p>
        <text:p text:style-name="Text_20_body">2011-11-23 removed <text:a xlink:type="simple" xlink:href="https://www.google.com/url?q=http://kernel.org&amp;sa=D&amp;ust=1461928736956000&amp;usg=AFQjCNGYQKaK1aO-vJBjBluPFm_7tWl_nA">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12:18:47.943831470</meta:creation-date>
    <dc:date>2016-05-02T13:15:53.436246387</dc:date>
    <dc:creator>isx53866409 </dc:creator>
    <meta:editing-duration>PT2H43M2S</meta:editing-duration>
    <meta:editing-cycles>15</meta:editing-cycles>
    <meta:generator>LibreOffice/4.2.8.2$Linux_X86_64 LibreOffice_project/420$Build-2</meta:generator>
    <meta:document-statistic meta:table-count="0" meta:image-count="0" meta:object-count="0" meta:page-count="11" meta:paragraph-count="143" meta:word-count="5942" meta:character-count="36302" meta:non-whitespace-character-count="30524"/>
  </office:meta>
</office:document-meta>
</file>